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73a11" officeooo:paragraph-rsid="00173a11"/>
    </style:style>
    <style:style style:name="P2" style:family="paragraph" style:parent-style-name="Heading_20_1">
      <style:text-properties fo:language="nl" fo:country="NL" officeooo:rsid="00173a11" officeooo:paragraph-rsid="00173a11"/>
    </style:style>
    <style:style style:name="P3" style:family="paragraph" style:parent-style-name="Text_20_body">
      <style:text-properties fo:language="nl" fo:country="NL" officeooo:rsid="00173a11" officeooo:paragraph-rsid="00173a11"/>
    </style:style>
    <style:style style:name="P4" style:family="paragraph" style:parent-style-name="Text_20_body">
      <style:text-properties fo:language="nl" fo:country="NL" officeooo:rsid="00191420" officeooo:paragraph-rsid="00191420"/>
    </style:style>
    <style:style style:name="P5" style:family="paragraph" style:parent-style-name="Title">
      <style:text-properties fo:language="nl" fo:country="NL" officeooo:paragraph-rsid="00173a11"/>
    </style:style>
    <style:style style:name="T1" style:family="text">
      <style:text-properties officeooo:rsid="00173a11"/>
    </style:style>
    <style:style style:name="T2" style:family="text">
      <style:text-properties fo:language="nl" fo:country="NL"/>
    </style:style>
    <style:style style:name="T3" style:family="text">
      <style:text-properties fo:language="nl" fo:country="NL" officeooo:rsid="00173a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Gebruikershandleiding</text:span></text:p>
      <text:p text:style-name="P3"/>
      <text:h text:style-name="P1" text:outline-level="1"><text:span text:style-name="T2">Installatie</text:span></text:h>
      <text:p text:style-name="P4">Om het programma te installeren moet je het programma clonen met behulp van Git.</text:p>
      <text:p text:style-name="P4"/>
      <text:h text:style-name="P2" text:outline-level="1">Opstarten en bewegen van de arm</text:h>
      <text:h text:style-name="P2" text:outline-level="1">Gerealiseerde eisen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09:39:49.092083616</meta:creation-date>
    <dc:date>2023-10-26T09:45:14.159075358</dc:date>
    <meta:editing-duration>PT5M26S</meta:editing-duration>
    <meta:editing-cycles>2</meta:editing-cycles>
    <meta:generator>LibreOffice/7.5.3.2$Linux_X86_64 LibreOffice_project/50$Build-2</meta:generator>
    <meta:document-statistic meta:table-count="0" meta:image-count="0" meta:object-count="0" meta:page-count="1" meta:paragraph-count="5" meta:word-count="24" meta:character-count="162" meta:non-whitespace-character-count="143"/>
  </office:meta>
</office:document-meta>
</file>